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e36e8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nglish Test: Volcanoes</text:span></text:p>
      <text:p text:style-name="Text_20_body"><text:span text:style-name="Strong_20_Emphasis">Part 1: Multiple Choice Questions (Choose the correct answer)</text:span></text:p>
      <text:list text:style-name="L1">
        <text:list-item>
          <text:p text:style-name="P1">What is the name of the space under the volcano where molten rock is stored? <text:line-break/>A) Crater <text:line-break/>B) Magma chamber <text:line-break/>C) Vent</text:p>
        </text:list-item>
        <text:list-item>
          <text:p text:style-name="P1">Which Italian volcano is sometimes called the "Lighthouse of the Mediterranean"? <text:line-break/>A) Mount Etna <text:line-break/>B) Mount Vesuvius <text:line-break/>C) Stromboli</text:p>
        </text:list-item>
        <text:list-item>
          <text:p text:style-name="P1">What do we call a volcano that is not active now but can erupt again? <text:line-break/>A) Extinct <text:line-break/>B) Dormant <text:line-break/>C) Active</text:p>
        </text:list-item>
      </text:list>
      <text:p text:style-name="Text_20_body"><text:span text:style-name="Strong_20_Emphasis"/></text:p>
      <text:p text:style-name="P2"><text:span text:style-name="Strong_20_Emphasis">Part 2: True or False (T / F)</text:span></text:p>
      <text:p text:style-name="P2">4. When molten rock (magma) reaches the surface of the Earth, it is called lava. </text:p>
      <text:p text:style-name="P2">5. Mount Etna is located near the city of Naples. </text:p>
      <text:p text:style-name="P2">6. An extinct volcano is unlikely to erupt again.</text:p>
      <text:p text:style-name="Text_20_body"><text:span text:style-name="Strong_20_Emphasis"/></text:p>
      <text:p text:style-name="P2"><text:span text:style-name="Strong_20_Emphasis">Part 3: Open-ended Questions (Answer in complete sentences)</text:span> <text:line-break/>7. Why does Italy have so many volcanoes? <text:line-break/><text:line-break/><text:line-break/><text:line-break/><text:line-break/>8. What are the four main parts of a volcano described in the text? <text:line-break/><text:line-break/><text:line-break/><text:line-break/><text:line-break/>9. Which famous volcano buried the ancient towns of Pompeii and Herculaneum?</text:p>
      <text:p text:style-name="P2"/>
      <text:p text:style-name="P2"/>
      <text:p text:style-name="P2"/>
      <text:p text:style-name="P2"/>
      <text:p text:style-name="P2"/>
      <text:p text:style-name="P3"><text:span text:style-name="Strong_20_Emphasis">Soluzioni (Solutions)</text:span></text:p>
      <text:p text:style-name="Text_20_body"><text:span text:style-name="Strong_20_Emphasis">Part 1: Multiple Choice Questions</text:span></text:p>
      <text:list text:style-name="L2">
        <text:list-item>
          <text:p text:style-name="P4"><text:span text:style-name="Strong_20_Emphasis">B) Magma chamber.</text:span> La <text:span text:style-name="Emphasis">magma chamber</text:span> è definita come lo spazio sotto il vulcano dove è conservata la roccia fusa. </text:p>
        </text:list-item>
        <text:list-item>
          <text:p text:style-name="P4"><text:span text:style-name="Strong_20_Emphasis">C) Stromboli.</text:span> Lo Stromboli è chiamato il "Faro del Mediterraneo" (Lighthouse of the Mediterranean) a causa della sua frequente attività. </text:p>
        </text:list-item>
        <text:list-item>
          <text:p text:style-name="P5"><text:span text:style-name="Strong_20_Emphasis">B) Dormant.</text:span> I vulcani <text:span text:style-name="Emphasis">dormant</text:span> (dormienti) sono quelli che non sono attivi al momento, ma che possono eruttare di nuovo. </text:p>
        </text:list-item>
      </text:list>
      <text:p text:style-name="Text_20_body"><text:span text:style-name="Strong_20_Emphasis">Part 2: True or False</text:span> 4. <text:span text:style-name="Strong_20_Emphasis">True.</text:span> Quando il magma raggiunge la superficie, prende il nome di lava. 5. <text:span text:style-name="Strong_20_Emphasis">False.</text:span> L'Etna si trova sull'isola di Sicilia; è il Vesuvio a trovarsi vicino alla città di Napoli. 6. <text:span text:style-name="Strong_20_Emphasis">True.</text:span> Un vulcano <text:span text:style-name="Emphasis">extinct</text:span> (estinto) è un vulcano per cui è improbabile una nuova eruzione.</text:p>
      <text:p text:style-name="Text_20_body"><text:span text:style-name="Strong_20_Emphasis">Part 3: Open-ended Questions</text:span> 7. Italy has many volcanoes because the Earth's plates meet near the country (or because of tectonic plate movements). 8. The four main parts of a volcano are the crater, the vent, the magma chamber, and the lava. 9. Mount Vesuvius is the volcano that buried the towns of Pompeii and Herculaneum long ag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19:47.346000000</meta:creation-date>
    <dc:date>2026-04-27T21:06:02.197311100</dc:date>
    <meta:editing-duration>PT5M10S</meta:editing-duration>
    <meta:editing-cycles>3</meta:editing-cycles>
    <meta:generator>LibreOffice/26.2.2.2$Windows_X86_64 LibreOffice_project/1f77d10d6938fd34972958f64b2bcfa54f8b1ba5</meta:generator>
    <meta:document-statistic meta:table-count="0" meta:image-count="0" meta:object-count="0" meta:page-count="2" meta:paragraph-count="17" meta:word-count="341" meta:character-count="1955" meta:non-whitespace-character-count="1612"/>
  </office:meta>
</office:document-meta>
</file>